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09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Droid Sans" style:font-weight-asian="bold" style:font-name-complex="Lohit Hindi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0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</style:style>
    <style:style style:name="ce2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10">
      <style:table-cell-properties fo:background-color="#ffff00" fo:border="0.06pt solid #000000"/>
    </style:style>
    <style:style style:name="ce26" style:family="table-cell" style:parent-style-name="Default" style:data-style-name="N110">
      <style:table-cell-properties fo:border="0.06pt solid #000000"/>
    </style:style>
    <style:style style:name="ce27" style:family="table-cell" style:parent-style-name="Default" style:data-style-name="N110">
      <style:table-cell-properties fo:background-color="transparent" fo:border="0.06pt solid #000000"/>
    </style:style>
    <style:style style:name="ce28" style:family="table-cell" style:parent-style-name="Default">
      <style:table-cell-properties fo:border-bottom="none" fo:background-color="#83caff" fo:border-left="none" fo:border-right="none" fo:border-top="0.06pt solid #000000"/>
    </style:style>
    <style:style style:name="ce29" style:family="table-cell" style:parent-style-name="Default">
      <style:table-cell-properties fo:border-bottom="none" fo:background-color="#83caff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</style:style>
    <style:style style:name="ce3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/>
          <table:table-cell table:style-name="ce1" office:value-type="string">
            <text:p>CLEAN DATA</text:p>
          </table:table-cell>
          <table:table-cell table:style-name="ce2" table:number-columns-repeated="8"/>
          <table:table-cell table:number-columns-repeated="5"/>
        </table:table-row>
        <table:table-row table:style-name="ro2">
          <table:table-cell/>
          <table:table-cell table:style-name="ce2" table:number-columns-repeated="9"/>
          <table:table-cell table:number-columns-repeated="5"/>
        </table:table-row>
        <table:table-row table:style-name="ro2">
          <table:table-cell/>
          <table:table-cell table:style-name="ce3" table:number-columns-repeated="9"/>
          <table:table-cell table:number-columns-repeated="5"/>
        </table:table-row>
        <table:table-row table:style-name="ro2">
          <table:table-cell/>
          <table:table-cell table:style-name="ce4"/>
          <table:table-cell table:style-name="ce13"/>
          <table:table-cell table:style-name="ce21" table:number-columns-repeated="2"/>
          <table:table-cell table:style-name="ce21" office:value-type="string">
            <text:p>Predicted Emotions</text:p>
          </table:table-cell>
          <table:table-cell table:style-name="ce21" table:number-columns-repeated="3"/>
          <table:table-cell table:style-name="ce30"/>
          <table:table-cell table:number-columns-repeated="5"/>
        </table:table-row>
        <table:table-row table:style-name="ro2">
          <table:table-cell/>
          <table:table-cell table:style-name="ce5"/>
          <table:table-cell table:style-name="ce14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1"/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1">
            <text:p>1</text:p>
          </table:table-cell>
          <table:table-cell office:value-type="float" office:value="9.9">
            <text:p>9.9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table:style-name="ce32" table:formula="of:=SUM([.D6:.I6])" office:value-type="float" office:value="13.2">
            <text:p>13.2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2">
            <text:p>2</text:p>
          </table:table-cell>
          <table:table-cell office:value-type="float" office:value="1.3">
            <text:p>1.3</text:p>
          </table:table-cell>
          <table:table-cell office:value-type="float" office:value="15">
            <text:p>15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1.8">
            <text:p>1.8</text:p>
          </table:table-cell>
          <table:table-cell office:value-type="float" office:value="0.4">
            <text:p>0.4</text:p>
          </table:table-cell>
          <table:table-cell table:style-name="ce32" table:formula="of:=SUM([.D7:.I7])" office:value-type="float" office:value="19.8">
            <text:p>19.8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Actual</text:p>
          </table:table-cell>
          <table:table-cell table:style-name="ce15"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float" office:value="8.5">
            <text:p>8.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.3">
            <text:p>1.3</text:p>
          </table:table-cell>
          <table:table-cell table:style-name="ce32" table:formula="of:=SUM([.D8:.I8])" office:value-type="float" office:value="11.9">
            <text:p>11.9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Emotions</text:p>
          </table:table-cell>
          <table:table-cell table:style-name="ce1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20.3">
            <text:p>20.3</text:p>
          </table:table-cell>
          <table:table-cell office:value-type="float" office:value="0.2">
            <text:p>0.2</text:p>
          </table:table-cell>
          <table:table-cell office:value-type="float" office:value="0.3">
            <text:p>0.3</text:p>
          </table:table-cell>
          <table:table-cell table:style-name="ce32" table:formula="of:=SUM([.D9:.I9])" office:value-type="float" office:value="21.6">
            <text:p>21.6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5">
            <text:p>5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7.7">
            <text:p>7.7</text:p>
          </table:table-cell>
          <table:table-cell office:value-type="float" office:value="0.2">
            <text:p>0.2</text:p>
          </table:table-cell>
          <table:table-cell table:style-name="ce32" table:formula="of:=SUM([.D10:.I10])" office:value-type="float" office:value="13.2">
            <text:p>13.2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19">
            <text:p>19</text:p>
          </table:table-cell>
          <table:table-cell table:style-name="ce32" table:formula="of:=SUM([.D11:.I11])" office:value-type="float" office:value="20.7">
            <text:p>20.7</text:p>
          </table:table-cell>
          <table:table-cell table:number-columns-repeated="5"/>
        </table:table-row>
        <table:table-row table:style-name="ro2">
          <table:table-cell/>
          <table:table-cell table:style-name="ce7"/>
          <table:table-cell table:style-name="ce16"/>
          <table:table-cell table:style-name="ce23" table:formula="of:=SUM([.D6:.D11])" office:value-type="float" office:value="13.6">
            <text:p>13.6</text:p>
          </table:table-cell>
          <table:table-cell table:style-name="ce23" table:formula="of:=SUM([.E6:.E11])" office:value-type="float" office:value="19.4">
            <text:p>19.4</text:p>
          </table:table-cell>
          <table:table-cell table:style-name="ce23" table:formula="of:=SUM([.F6:.F11])" office:value-type="float" office:value="11.2">
            <text:p>11.2</text:p>
          </table:table-cell>
          <table:table-cell table:style-name="ce23" table:formula="of:=SUM([.G6:.G11])" office:value-type="float" office:value="22.6">
            <text:p>22.6</text:p>
          </table:table-cell>
          <table:table-cell table:style-name="ce23" table:formula="of:=SUM([.H6:.H11])" office:value-type="float" office:value="11.9">
            <text:p>11.9</text:p>
          </table:table-cell>
          <table:table-cell table:style-name="ce23" table:formula="of:=SUM([.I6:.I11])" office:value-type="float" office:value="21.7">
            <text:p>21.7</text:p>
          </table:table-cell>
          <table:table-cell table:style-name="ce33"/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>
            <text:p>stats1 = 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>
            <text:p><text:s text:c="16"/>confusion_matrix: [6x6 double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9"/>avg_classification_rate: 0.8009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16"/>avg_recall_rates: [75.9753 76.1109 71.3027 94.1836 56.1072 91.7279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13"/>avg_precision_rates: [73.7723 77.5489 77.0814 89.6537 65.1472 88.1086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6"/>avg_F1_measures_over_folds: [73.9625 76.0976 72.8056 91.5433 58.3881 89.7010]</text:p>
          </table:table-cell>
          <table:table-cell/>
          <table:table-cell table:style-name="ce17" table:number-columns-repeated="6"/>
          <table:table-cell table:number-columns-repeated="6"/>
        </table:table-row>
        <table:table-row table:style-name="ro2">
          <table:table-cell/>
          <table:table-cell office:value-type="string">
            <text:p><text:s text:c="4"/>avg_F1_measures_over_classes: [80.6424 71.1631 82.9360 74.2725 77.7398 76.4499 73.4150 75.9819 83.9232 74.3064]</text:p>
          </table:table-cell>
          <table:table-cell table:style-name="ce17"/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ce17"/>
          <table:table-cell table:number-columns-repeated="12"/>
        </table:table-row>
        <table:table-row table:style-name="ro2">
          <table:table-cell/>
          <table:table-cell table:style-name="ce2" table:number-columns-repeated="2"/>
          <table:table-cell table:style-name="ce24" office:value-type="string" table:number-columns-spanned="6" table:number-rows-spanned="1">
            <text:p>Predicted Emotions</text:p>
          </table:table-cell>
          <table:covered-table-cell table:number-columns-repeated="5" table:style-name="ce28"/>
          <table:table-cell table:style-name="ce2"/>
          <table:table-cell table:number-columns-repeated="5"/>
        </table:table-row>
        <table:table-row table:style-name="ro2">
          <table:table-cell/>
          <table:table-cell table:style-name="ce3"/>
          <table:table-cell table:style-name="ce14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Total</text:p>
          </table:table-cell>
          <table:table-cell/>
          <table:table-cell office:value-type="string">
            <text:p>Percentage of true positives per class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table:number-columns-spanned="1" table:number-rows-spanned="6">
            <text:p>Actual Emotions</text:p>
          </table:table-cell>
          <table:table-cell table:style-name="ce12" office:value-type="float" office:value="1">
            <text:p>1</text:p>
          </table:table-cell>
          <table:table-cell table:style-name="ce25" table:formula="of:=[.D6]/[.$J$6]*100" office:value-type="float" office:value="75">
            <text:p>75.0</text:p>
          </table:table-cell>
          <table:table-cell table:style-name="ce26" table:formula="of:=[.E6]/[.$J$6]*100" office:value-type="float" office:value="5.3030303030303">
            <text:p>5.3</text:p>
          </table:table-cell>
          <table:table-cell table:style-name="ce26" table:formula="of:=[.F6]/[.$J$6]*100" office:value-type="float" office:value="3.03030303030303">
            <text:p>3.0</text:p>
          </table:table-cell>
          <table:table-cell table:style-name="ce26" table:formula="of:=[.G6]/[.$J$6]*100" office:value-type="float" office:value="2.27272727272727">
            <text:p>2.3</text:p>
          </table:table-cell>
          <table:table-cell table:style-name="ce26" table:formula="of:=[.H6]/[.$J$6]*100" office:value-type="float" office:value="10.6060606060606">
            <text:p>10.6</text:p>
          </table:table-cell>
          <table:table-cell table:style-name="ce26" table:formula="of:=[.I6]/[.$J$6]*100" office:value-type="float" office:value="3.78787878787879">
            <text:p>3.8</text:p>
          </table:table-cell>
          <table:table-cell table:style-name="ce26" table:formula="of:=SUM([.D26:.I26])" office:value-type="float" office:value="100">
            <text:p>100.0</text:p>
          </table:table-cell>
          <table:table-cell/>
          <table:table-cell office:value-type="string">
            <text:p>(recall rates)</text:p>
          </table:table-cell>
          <table:table-cell table:number-columns-repeated="3"/>
        </table:table-row>
        <table:table-row table:style-name="ro2">
          <table:table-cell/>
          <table:covered-table-cell table:style-name="ce9"/>
          <table:table-cell table:style-name="ce12" office:value-type="float" office:value="2">
            <text:p>2</text:p>
          </table:table-cell>
          <table:table-cell table:style-name="ce26" table:formula="of:=[.D7]/[.$J$7]*100" office:value-type="float" office:value="6.56565656565657">
            <text:p>6.6</text:p>
          </table:table-cell>
          <table:table-cell table:style-name="ce25" table:formula="of:=[.E7]/[.$J$7]*100" office:value-type="float" office:value="75.7575757575758">
            <text:p>75.8</text:p>
          </table:table-cell>
          <table:table-cell table:style-name="ce26" table:formula="of:=[.F7]/[.$J$7]*100" office:value-type="float" office:value="3.03030303030303">
            <text:p>3.0</text:p>
          </table:table-cell>
          <table:table-cell table:style-name="ce26" table:formula="of:=[.G7]/[.$J$7]*100" office:value-type="float" office:value="3.53535353535353">
            <text:p>3.5</text:p>
          </table:table-cell>
          <table:table-cell table:style-name="ce26" table:formula="of:=[.H7]/[.$J$7]*100" office:value-type="float" office:value="9.09090909090909">
            <text:p>9.1</text:p>
          </table:table-cell>
          <table:table-cell table:style-name="ce26" table:formula="of:=[.I7]/[.$J$7]*100" office:value-type="float" office:value="2.02020202020202">
            <text:p>2.0</text:p>
          </table:table-cell>
          <table:table-cell table:style-name="ce26" table:formula="of:=SUM([.D27:.I27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3">
            <text:p>3</text:p>
          </table:table-cell>
          <table:table-cell table:style-name="ce26" table:formula="of:=[.D8]/[.$J$8]*100" office:value-type="float" office:value="5.88235294117647">
            <text:p>5.9</text:p>
          </table:table-cell>
          <table:table-cell table:style-name="ce26" table:formula="of:=[.E8]/[.$J$8]*100" office:value-type="float" office:value="3.36134453781513">
            <text:p>3.4</text:p>
          </table:table-cell>
          <table:table-cell table:style-name="ce25" table:formula="of:=[.F8]/[.$J$8]*100" office:value-type="float" office:value="71.4285714285714">
            <text:p>71.4</text:p>
          </table:table-cell>
          <table:table-cell table:style-name="ce26" table:formula="of:=[.G8]/[.$J$8]*100" office:value-type="float" office:value="4.20168067226891">
            <text:p>4.2</text:p>
          </table:table-cell>
          <table:table-cell table:style-name="ce26" table:formula="of:=[.H8]/[.$J$8]*100" office:value-type="float" office:value="4.20168067226891">
            <text:p>4.2</text:p>
          </table:table-cell>
          <table:table-cell table:style-name="ce26" table:formula="of:=[.I8]/[.$J$8]*100" office:value-type="float" office:value="10.9243697478992">
            <text:p>10.9</text:p>
          </table:table-cell>
          <table:table-cell table:style-name="ce26" table:formula="of:=SUM([.D28:.I28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4">
            <text:p>4</text:p>
          </table:table-cell>
          <table:table-cell table:style-name="ce26" table:formula="of:= [.D9]/[.$J$9]*100" office:value-type="float" office:value="0">
            <text:p>0.0</text:p>
          </table:table-cell>
          <table:table-cell table:style-name="ce26" table:formula="of:= [.E9]/[.$J$9]*100" office:value-type="float" office:value="3.7037037037037">
            <text:p>3.7</text:p>
          </table:table-cell>
          <table:table-cell table:style-name="ce26" table:formula="of:= [.F9]/[.$J$9]*100" office:value-type="float" office:value="0">
            <text:p>0.0</text:p>
          </table:table-cell>
          <table:table-cell table:style-name="ce25" table:formula="of:= [.G9]/[.$J$9]*100" office:value-type="float" office:value="93.9814814814815">
            <text:p>94.0</text:p>
          </table:table-cell>
          <table:table-cell table:style-name="ce26" table:formula="of:= [.H9]/[.$J$9]*100" office:value-type="float" office:value="0.925925925925926">
            <text:p>0.9</text:p>
          </table:table-cell>
          <table:table-cell table:style-name="ce26" table:formula="of:= [.I9]/[.$J$9]*100" office:value-type="float" office:value="1.38888888888889">
            <text:p>1.4</text:p>
          </table:table-cell>
          <table:table-cell table:style-name="ce26" table:formula="of:=SUM([.D29:.I29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5">
            <text:p>5</text:p>
          </table:table-cell>
          <table:table-cell table:style-name="ce26" table:formula="of:=[.D10]/[.$J$10]*100" office:value-type="float" office:value="12.8787878787879">
            <text:p>12.9</text:p>
          </table:table-cell>
          <table:table-cell table:style-name="ce26" table:formula="of:=[.E10]/[.$J$10]*100" office:value-type="float" office:value="15.9090909090909">
            <text:p>15.9</text:p>
          </table:table-cell>
          <table:table-cell table:style-name="ce26" table:formula="of:=[.F10]/[.$J$10]*100" office:value-type="float" office:value="6.06060606060606">
            <text:p>6.1</text:p>
          </table:table-cell>
          <table:table-cell table:style-name="ce26" table:formula="of:=[.G10]/[.$J$10]*100" office:value-type="float" office:value="5.3030303030303">
            <text:p>5.3</text:p>
          </table:table-cell>
          <table:table-cell table:style-name="ce25" table:formula="of:=[.H10]/[.$J$10]*100" office:value-type="float" office:value="58.3333333333333">
            <text:p>58.3</text:p>
          </table:table-cell>
          <table:table-cell table:style-name="ce26" table:formula="of:=[.I10]/[.$J$10]*100" office:value-type="float" office:value="1.51515151515152">
            <text:p>1.5</text:p>
          </table:table-cell>
          <table:table-cell table:style-name="ce26" table:formula="of:=SUM([.D30:.I30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10"/>
          <table:table-cell table:style-name="ce12" office:value-type="float" office:value="6">
            <text:p>6</text:p>
          </table:table-cell>
          <table:table-cell table:style-name="ce26" table:formula="of:=[.D11]/[.$J$11]*100" office:value-type="float" office:value="0">
            <text:p>0.0</text:p>
          </table:table-cell>
          <table:table-cell table:style-name="ce26" table:formula="of:=[.E11]/[.$J$11]*100" office:value-type="float" office:value="1.93236714975845">
            <text:p>1.9</text:p>
          </table:table-cell>
          <table:table-cell table:style-name="ce26" table:formula="of:=[.F11]/[.$J$11]*100" office:value-type="float" office:value="4.34782608695652">
            <text:p>4.3</text:p>
          </table:table-cell>
          <table:table-cell table:style-name="ce26" table:formula="of:=[.G11]/[.$J$11]*100" office:value-type="float" office:value="0.483091787439614">
            <text:p>0.5</text:p>
          </table:table-cell>
          <table:table-cell table:style-name="ce26" table:formula="of:=[.H11]/[.$J$11]*100" office:value-type="float" office:value="1.44927536231884">
            <text:p>1.4</text:p>
          </table:table-cell>
          <table:table-cell table:style-name="ce25" table:formula="of:=[.I11]/[.$J$11]*100" office:value-type="float" office:value="91.7874396135266">
            <text:p>91.8</text:p>
          </table:table-cell>
          <table:table-cell table:style-name="ce26" table:formula="of:=SUM([.D31:.I31])" office:value-type="float" office:value="100">
            <text:p>100.0</text:p>
          </table:table-cell>
          <table:table-cell table:number-columns-repeated="5"/>
        </table:table-row>
        <table:table-row table:style-name="ro2" table:number-rows-repeated="7">
          <table:table-cell table:number-columns-repeated="15"/>
        </table:table-row>
        <table:table-row table:style-name="ro2">
          <table:table-cell/>
          <table:table-cell table:style-name="ce2" table:number-columns-repeated="2"/>
          <table:table-cell table:style-name="ce24" office:value-type="string" table:number-columns-spanned="6" table:number-rows-spanned="1">
            <text:p>Predicted Emotions</text:p>
          </table:table-cell>
          <table:covered-table-cell table:number-columns-repeated="4" table:style-name="ce28"/>
          <table:covered-table-cell table:style-name="ce29"/>
          <table:table-cell table:style-name="ce2"/>
          <table:table-cell table:number-columns-repeated="5"/>
        </table:table-row>
        <table:table-row table:style-name="ro2">
          <table:table-cell/>
          <table:table-cell table:style-name="ce3"/>
          <table:table-cell table:style-name="ce14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style-name="ce11" office:value-type="string" table:number-columns-spanned="1" table:number-rows-spanned="6">
            <text:p>Actual Emotions</text:p>
          </table:table-cell>
          <table:table-cell table:style-name="ce12" office:value-type="float" office:value="1">
            <text:p>1</text:p>
          </table:table-cell>
          <table:table-cell table:style-name="ce25" table:formula="of:=[.D6]/[.$D$12]*100" office:value-type="float" office:value="72.7941176470588">
            <text:p>72.8</text:p>
          </table:table-cell>
          <table:table-cell table:style-name="ce26" table:formula="of:=[.E6]/[.$E$12]*100" office:value-type="float" office:value="3.60824742268041">
            <text:p>3.6</text:p>
          </table:table-cell>
          <table:table-cell table:style-name="ce26" table:formula="of:=[.F6]/[.$F$12]*100" office:value-type="float" office:value="3.57142857142857">
            <text:p>3.6</text:p>
          </table:table-cell>
          <table:table-cell table:style-name="ce26" table:formula="of:=[.G6]/[.$G$12]*100" office:value-type="float" office:value="1.32743362831858">
            <text:p>1.3</text:p>
          </table:table-cell>
          <table:table-cell table:style-name="ce26" table:formula="of:=[.H6]/[.$H$12]*100" office:value-type="float" office:value="11.7647058823529">
            <text:p>11.8</text:p>
          </table:table-cell>
          <table:table-cell table:style-name="ce26" table:formula="of:=[.I6]/[.$I$12]*100" office:value-type="float" office:value="2.30414746543779">
            <text:p>2.3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2">
            <text:p>2</text:p>
          </table:table-cell>
          <table:table-cell table:style-name="ce26" table:formula="of:=[.D7]/[.$D$12]*100" office:value-type="float" office:value="9.55882352941176">
            <text:p>9.6</text:p>
          </table:table-cell>
          <table:table-cell table:style-name="ce25" table:formula="of:=[.E7]/[.$E$12]*100" office:value-type="float" office:value="77.319587628866">
            <text:p>77.3</text:p>
          </table:table-cell>
          <table:table-cell table:style-name="ce26" table:formula="of:=[.F7]/[.$F$12]*100" office:value-type="float" office:value="5.35714285714286">
            <text:p>5.4</text:p>
          </table:table-cell>
          <table:table-cell table:style-name="ce26" table:formula="of:=[.G7]/[.$G$12]*100" office:value-type="float" office:value="3.09734513274336">
            <text:p>3.1</text:p>
          </table:table-cell>
          <table:table-cell table:style-name="ce26" table:formula="of:=[.H7]/[.$H$12]*100" office:value-type="float" office:value="15.1260504201681">
            <text:p>15.1</text:p>
          </table:table-cell>
          <table:table-cell table:style-name="ce26" table:formula="of:=[.I7]/[.$I$12]*100" office:value-type="float" office:value="1.84331797235023">
            <text:p>1.8</text:p>
          </table:table-cell>
          <table:table-cell table:style-name="ce2"/>
          <table:table-cell office:value-type="string">
            <text:p>(precision rates)</text:p>
          </table:table-cell>
          <table:table-cell table:number-columns-repeated="4"/>
        </table:table-row>
        <table:table-row table:style-name="ro2">
          <table:table-cell/>
          <table:covered-table-cell table:style-name="ce9"/>
          <table:table-cell table:style-name="ce12" office:value-type="float" office:value="3">
            <text:p>3</text:p>
          </table:table-cell>
          <table:table-cell table:style-name="ce26" table:formula="of:=[.D8]/[.$D$12]*100" office:value-type="float" office:value="5.14705882352941">
            <text:p>5.1</text:p>
          </table:table-cell>
          <table:table-cell table:style-name="ce26" table:formula="of:=[.E8]/[.$E$12]*100" office:value-type="float" office:value="2.06185567010309">
            <text:p>2.1</text:p>
          </table:table-cell>
          <table:table-cell table:style-name="ce25" table:formula="of:=[.F8]/[.$F$12]*100" office:value-type="float" office:value="75.8928571428571">
            <text:p>75.9</text:p>
          </table:table-cell>
          <table:table-cell table:style-name="ce26" table:formula="of:=[.G8]/[.$G$12]*100" office:value-type="float" office:value="2.21238938053097">
            <text:p>2.2</text:p>
          </table:table-cell>
          <table:table-cell table:style-name="ce26" table:formula="of:=[.H8]/[.$H$12]*100" office:value-type="float" office:value="4.20168067226891">
            <text:p>4.2</text:p>
          </table:table-cell>
          <table:table-cell table:style-name="ce26" table:formula="of:=[.I8]/[.$I$12]*100" office:value-type="float" office:value="5.99078341013825">
            <text:p>6.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4">
            <text:p>4</text:p>
          </table:table-cell>
          <table:table-cell table:style-name="ce26" table:formula="of:=[.D9]/[.$D$12]*100" office:value-type="float" office:value="0">
            <text:p>0.0</text:p>
          </table:table-cell>
          <table:table-cell table:style-name="ce26" table:formula="of:=[.E9]/[.$E$12]*100" office:value-type="float" office:value="4.12371134020619">
            <text:p>4.1</text:p>
          </table:table-cell>
          <table:table-cell table:style-name="ce26" table:formula="of:=[.F9]/[.$F$12]*100" office:value-type="float" office:value="0">
            <text:p>0.0</text:p>
          </table:table-cell>
          <table:table-cell table:style-name="ce25" table:formula="of:=[.G9]/[.$G$12]*100" office:value-type="float" office:value="89.8230088495575">
            <text:p>89.8</text:p>
          </table:table-cell>
          <table:table-cell table:style-name="ce26" table:formula="of:=[.H9]/[.$H$12]*100" office:value-type="float" office:value="1.68067226890756">
            <text:p>1.7</text:p>
          </table:table-cell>
          <table:table-cell table:style-name="ce26" table:formula="of:=[.I9]/[.$I$12]*100" office:value-type="float" office:value="1.38248847926267">
            <text:p>1.4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5">
            <text:p>5</text:p>
          </table:table-cell>
          <table:table-cell table:style-name="ce26" table:formula="of:=[.D10]/[.$D$12]*100" office:value-type="float" office:value="12.5">
            <text:p>12.5</text:p>
          </table:table-cell>
          <table:table-cell table:style-name="ce26" table:formula="of:=[.E10]/[.$E$12]*100" office:value-type="float" office:value="10.8247422680412">
            <text:p>10.8</text:p>
          </table:table-cell>
          <table:table-cell table:style-name="ce26" table:formula="of:=[.F10]/[.$F$12]*100" office:value-type="float" office:value="7.14285714285714">
            <text:p>7.1</text:p>
          </table:table-cell>
          <table:table-cell table:style-name="ce26" table:formula="of:=[.G10]/[.$G$12]*100" office:value-type="float" office:value="3.09734513274336">
            <text:p>3.1</text:p>
          </table:table-cell>
          <table:table-cell table:style-name="ce25" table:formula="of:=[.H10]/[.$H$12]*100" office:value-type="float" office:value="64.7058823529412">
            <text:p>64.7</text:p>
          </table:table-cell>
          <table:table-cell table:style-name="ce26" table:formula="of:=[.I10]/[.$I$12]*100" office:value-type="float" office:value="0.921658986175115">
            <text:p>0.9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6">
            <text:p>6</text:p>
          </table:table-cell>
          <table:table-cell table:style-name="ce26" table:formula="of:=[.D11]/[.$D$12]*100" office:value-type="float" office:value="0">
            <text:p>0.0</text:p>
          </table:table-cell>
          <table:table-cell table:style-name="ce26" table:formula="of:=[.E11]/[.$E$12]*100" office:value-type="float" office:value="2.06185567010309">
            <text:p>2.1</text:p>
          </table:table-cell>
          <table:table-cell table:style-name="ce26" table:formula="of:=[.F11]/[.$F$12]*100" office:value-type="float" office:value="8.03571428571429">
            <text:p>8.0</text:p>
          </table:table-cell>
          <table:table-cell table:style-name="ce26" table:formula="of:=[.G11]/[.$G$12]*100" office:value-type="float" office:value="0.442477876106195">
            <text:p>0.4</text:p>
          </table:table-cell>
          <table:table-cell table:style-name="ce26" table:formula="of:=[.H11]/[.$H$12]*100" office:value-type="float" office:value="2.52100840336134">
            <text:p>2.5</text:p>
          </table:table-cell>
          <table:table-cell table:style-name="ce25" table:formula="of:=[.I11]/[.$I$12]*100" office:value-type="float" office:value="87.5576036866359">
            <text:p>87.6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style-name="ce2"/>
          <table:table-cell table:style-name="ce12" office:value-type="string">
            <text:p>Total</text:p>
          </table:table-cell>
          <table:table-cell table:style-name="ce26" table:formula="of:=SUM([.D41:.D46])" office:value-type="float" office:value="100">
            <text:p>100.0</text:p>
          </table:table-cell>
          <table:table-cell table:style-name="ce26" table:formula="of:=SUM([.E41:.E46])" office:value-type="float" office:value="100">
            <text:p>100.0</text:p>
          </table:table-cell>
          <table:table-cell table:style-name="ce26" table:formula="of:=SUM([.F41:.F46])" office:value-type="float" office:value="100">
            <text:p>100.0</text:p>
          </table:table-cell>
          <table:table-cell table:style-name="ce26" table:formula="of:=SUM([.G41:.G46])" office:value-type="float" office:value="100">
            <text:p>100.0</text:p>
          </table:table-cell>
          <table:table-cell table:style-name="ce26" table:formula="of:=SUM([.H41:.H46])" office:value-type="float" office:value="100">
            <text:p>100.0</text:p>
          </table:table-cell>
          <table:table-cell table:style-name="ce26" table:formula="of:=SUM([.I41:.I46])" office:value-type="float" office:value="100">
            <text:p>100.0</text:p>
          </table:table-cell>
          <table:table-cell table:number-columns-repeated="6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2"/>
          <table:table-cell table:style-name="ce18" office:value-type="string" table:number-columns-spanned="6" table:number-rows-spanned="1">
            <text:p>Emotions</text:p>
          </table:table-cell>
          <table:covered-table-cell table:number-columns-repeated="5" table:style-name="ce19"/>
          <table:table-cell table:number-columns-repeated="7"/>
        </table:table-row>
        <table:table-row table:style-name="ro2">
          <table:table-cell/>
          <table:table-cell table:style-name="ce2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>
            <text:p>Average Recall Rate</text:p>
          </table:table-cell>
          <table:table-cell table:style-name="ce20" office:value-type="float" office:value="75">
            <text:p>75.0</text:p>
          </table:table-cell>
          <table:table-cell table:style-name="ce20" office:value-type="float" office:value="75.8">
            <text:p>75.8</text:p>
          </table:table-cell>
          <table:table-cell table:style-name="ce20" office:value-type="float" office:value="71.4">
            <text:p>71.4</text:p>
          </table:table-cell>
          <table:table-cell table:style-name="ce20" office:value-type="float" office:value="94">
            <text:p>94.0</text:p>
          </table:table-cell>
          <table:table-cell table:style-name="ce20" office:value-type="float" office:value="58.3">
            <text:p>58.3</text:p>
          </table:table-cell>
          <table:table-cell table:style-name="ce20" office:value-type="float" office:value="91.8">
            <text:p>91.8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>
            <text:p>Average Precision Rate</text:p>
          </table:table-cell>
          <table:table-cell table:style-name="ce20" office:value-type="float" office:value="72.8">
            <text:p>72.8</text:p>
          </table:table-cell>
          <table:table-cell table:style-name="ce20" office:value-type="float" office:value="77.3">
            <text:p>77.3</text:p>
          </table:table-cell>
          <table:table-cell table:style-name="ce20" office:value-type="float" office:value="75.9">
            <text:p>75.9</text:p>
          </table:table-cell>
          <table:table-cell table:style-name="ce20" office:value-type="float" office:value="89.8">
            <text:p>89.8</text:p>
          </table:table-cell>
          <table:table-cell table:style-name="ce20" office:value-type="float" office:value="64.7">
            <text:p>64.7</text:p>
          </table:table-cell>
          <table:table-cell table:style-name="ce20" office:value-type="float" office:value="87.6">
            <text:p>87.6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>
            <text:p>Average F1 Measure</text:p>
          </table:table-cell>
          <table:table-cell table:style-name="ce20" table:formula="of:=2*[.C52]*[.C53]/([.C52]+[.C53])" office:value-type="float" office:value="73.8836265223275">
            <text:p>73.9</text:p>
          </table:table-cell>
          <table:table-cell table:style-name="ce20" table:formula="of:=2*[.D52]*[.D53]/([.D52]+[.D53])" office:value-type="float" office:value="76.5426518615284">
            <text:p>76.5</text:p>
          </table:table-cell>
          <table:table-cell table:style-name="ce20" table:formula="of:=2*[.E52]*[.E53]/([.E52]+[.E53])" office:value-type="float" office:value="73.5812627291242">
            <text:p>73.6</text:p>
          </table:table-cell>
          <table:table-cell table:style-name="ce20" table:formula="of:=2*[.F52]*[.F53]/([.F52]+[.F53])" office:value-type="float" office:value="91.8520130576714">
            <text:p>91.9</text:p>
          </table:table-cell>
          <table:table-cell table:style-name="ce20" table:formula="of:=2*[.G52]*[.G53]/([.G52]+[.G53])" office:value-type="float" office:value="61.3334959349593">
            <text:p>61.3</text:p>
          </table:table-cell>
          <table:table-cell table:style-name="ce20" table:formula="of:=2*[.H52]*[.H53]/([.H52]+[.H53])" office:value-type="float" office:value="89.6508361204013">
            <text:p>89.7</text:p>
          </table:table-cell>
          <table:table-cell/>
          <table:table-cell table:style-name="ce33" table:number-columns-repeated="6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0"/>
          <table:table-cell office:value-type="string">
            <text:p><text:s text:c="16"/>avg_recall_rates: [75.9753 76.1109 71.3027 94.1836 56.1072 91.7279]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<text:s text:c="13"/>avg_precision_rates: [73.7723 77.5489 77.0814 89.6537 65.1472 88.1086]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NOISY DATA</text:p>
          </table:table-cell>
          <table:table-cell table:number-columns-repeated="13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office:value-type="string">
            <text:p>stats1 = 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>
            <text:p><text:s text:c="16"/>confusion_matrix: [6x6 double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9"/>avg_classification_rate: 0.7043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16"/>avg_recall_rates: [7.2475 82.8648 71.7798 82.2468 52.2853 80.9521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13"/>avg_precision_rates: [NaN 71.3713 63.6449 76.6170 55.3417 79.8072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6"/>avg_F1_measures_over_folds: [NaN 76.2616 67.3135 78.9246 52.9993 79.9586]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4"/>avg_F1_measures_over_classes: [NaN 56.5750 64.9535 66.4040 60.1016 70.2157 52.7536 59.6602 NaN 62.1548]</text:p>
          </table:table-cell>
          <table:table-cell table:number-columns-repeated="1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4"/>
          <table:table-cell table:style-name="ce13"/>
          <table:table-cell table:style-name="ce21" table:number-columns-repeated="2"/>
          <table:table-cell table:style-name="ce21" office:value-type="string">
            <text:p>Predicted Emotions</text:p>
          </table:table-cell>
          <table:table-cell table:style-name="ce21" table:number-columns-repeated="3"/>
          <table:table-cell table:style-name="ce30"/>
          <table:table-cell table:number-columns-repeated="5"/>
        </table:table-row>
        <table:table-row table:style-name="ro2">
          <table:table-cell/>
          <table:table-cell table:style-name="ce5"/>
          <table:table-cell table:style-name="ce14"/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31"/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1.1">
            <text:p>1.1</text:p>
          </table:table-cell>
          <table:table-cell office:value-type="float" office:value="2.1">
            <text:p>2.1</text:p>
          </table:table-cell>
          <table:table-cell office:value-type="float" office:value="0.6">
            <text:p>0.6</text:p>
          </table:table-cell>
          <table:table-cell table:style-name="ce32" table:formula="of:=SUM([.D75:.I75])" office:value-type="float" office:value="8.8">
            <text:p>8.8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15.5">
            <text:p>15.5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table:style-name="ce32" table:formula="of:=SUM([.D76:.I76])" office:value-type="float" office:value="18.7">
            <text:p>18.7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Actual</text:p>
          </table:table-cell>
          <table:table-cell table:style-name="ce15"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1.4">
            <text:p>1.4</text:p>
          </table:table-cell>
          <table:table-cell office:value-type="float" office:value="13.5">
            <text:p>13.5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1.4">
            <text:p>1.4</text:p>
          </table:table-cell>
          <table:table-cell table:style-name="ce32" table:formula="of:=SUM([.D77:.I77])" office:value-type="float" office:value="18.7">
            <text:p>18.7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Emotions</text:p>
          </table:table-cell>
          <table:table-cell table:style-name="ce15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float" office:value="1.2">
            <text:p>1.2</text:p>
          </table:table-cell>
          <table:table-cell office:value-type="float" office:value="17.2">
            <text:p>17.2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table:style-name="ce32" table:formula="of:=SUM([.D78:.I78])" office:value-type="float" office:value="20.9">
            <text:p>20.9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5.9">
            <text:p>5.9</text:p>
          </table:table-cell>
          <table:table-cell office:value-type="float" office:value="1.5">
            <text:p>1.5</text:p>
          </table:table-cell>
          <table:table-cell table:style-name="ce32" table:formula="of:=SUM([.D79:.I79])" office:value-type="float" office:value="11">
            <text:p>11</text:p>
          </table:table-cell>
          <table:table-cell table:number-columns-repeated="5"/>
        </table:table-row>
        <table:table-row table:style-name="ro2">
          <table:table-cell/>
          <table:table-cell table:style-name="ce6"/>
          <table:table-cell table:style-name="ce15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2"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17.7">
            <text:p>17.7</text:p>
          </table:table-cell>
          <table:table-cell table:style-name="ce32" table:formula="of:=SUM([.D80:.I80])" office:value-type="float" office:value="22">
            <text:p>22</text:p>
          </table:table-cell>
          <table:table-cell table:number-columns-repeated="5"/>
        </table:table-row>
        <table:table-row table:style-name="ro2">
          <table:table-cell/>
          <table:table-cell table:style-name="ce7"/>
          <table:table-cell table:style-name="ce16"/>
          <table:table-cell table:style-name="ce23" table:formula="of:=SUM([.D75:.D80])" office:value-type="float" office:value="1.7">
            <text:p>1.7</text:p>
          </table:table-cell>
          <table:table-cell table:style-name="ce23" table:formula="of:=SUM([.E75:.E80])" office:value-type="float" office:value="21.9">
            <text:p>21.9</text:p>
          </table:table-cell>
          <table:table-cell table:style-name="ce23" table:formula="of:=SUM([.F75:.F80])" office:value-type="float" office:value="21.2">
            <text:p>21.2</text:p>
          </table:table-cell>
          <table:table-cell table:style-name="ce23" table:formula="of:=SUM([.G75:.G80])" office:value-type="float" office:value="22.4">
            <text:p>22.4</text:p>
          </table:table-cell>
          <table:table-cell table:style-name="ce23" table:formula="of:=SUM([.H75:.H80])" office:value-type="float" office:value="10.6">
            <text:p>10.6</text:p>
          </table:table-cell>
          <table:table-cell table:style-name="ce23" table:formula="of:=SUM([.I75:.I80])" office:value-type="float" office:value="22.3">
            <text:p>22.3</text:p>
          </table:table-cell>
          <table:table-cell table:style-name="ce33"/>
          <table:table-cell table:number-columns-repeated="5"/>
        </table:table-row>
        <table:table-row table:style-name="ro2" table:number-rows-repeated="3">
          <table:table-cell table:number-columns-repeated="15"/>
        </table:table-row>
        <table:table-row table:style-name="ro2">
          <table:table-cell/>
          <table:table-cell table:style-name="ce2" table:number-columns-repeated="2"/>
          <table:table-cell table:style-name="ce24" office:value-type="string" table:number-columns-spanned="6" table:number-rows-spanned="1">
            <text:p>Predicted Emotions</text:p>
          </table:table-cell>
          <table:covered-table-cell table:number-columns-repeated="5" table:style-name="ce28"/>
          <table:table-cell table:style-name="ce2"/>
          <table:table-cell table:number-columns-repeated="5"/>
        </table:table-row>
        <table:table-row table:style-name="ro2">
          <table:table-cell/>
          <table:table-cell table:style-name="ce3"/>
          <table:table-cell table:style-name="ce14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Total</text:p>
          </table:table-cell>
          <table:table-cell/>
          <table:table-cell office:value-type="string">
            <text:p>Percentage of true positives per class</text:p>
          </table:table-cell>
          <table:table-cell table:number-columns-repeated="3"/>
        </table:table-row>
        <table:table-row table:style-name="ro2">
          <table:table-cell/>
          <table:table-cell table:style-name="ce8" office:value-type="string" table:number-columns-spanned="1" table:number-rows-spanned="6">
            <text:p>Actual Emotions</text:p>
          </table:table-cell>
          <table:table-cell table:style-name="ce12" office:value-type="float" office:value="1">
            <text:p>1</text:p>
          </table:table-cell>
          <table:table-cell table:style-name="ce25" table:formula="of:=[.D75]/[.$J$75]*100" office:value-type="float" office:value="7.95454545454546">
            <text:p>8.0</text:p>
          </table:table-cell>
          <table:table-cell table:style-name="ce27" table:formula="of:=[.E75]/[.$J$75]*100" office:value-type="float" office:value="21.5909090909091">
            <text:p>21.6</text:p>
          </table:table-cell>
          <table:table-cell table:style-name="ce27" table:formula="of:=[.F75]/[.$J$75]*100" office:value-type="float" office:value="27.2727272727273">
            <text:p>27.3</text:p>
          </table:table-cell>
          <table:table-cell table:style-name="ce27" table:formula="of:=[.G75]/[.$J$75]*100" office:value-type="float" office:value="12.5">
            <text:p>12.5</text:p>
          </table:table-cell>
          <table:table-cell table:style-name="ce27" table:formula="of:=[.H75]/[.$J$75]*100" office:value-type="float" office:value="23.8636363636364">
            <text:p>23.9</text:p>
          </table:table-cell>
          <table:table-cell table:style-name="ce27" table:formula="of:=[.I75]/[.$J$75]*100" office:value-type="float" office:value="6.81818181818182">
            <text:p>6.8</text:p>
          </table:table-cell>
          <table:table-cell table:style-name="ce26" table:formula="of:=SUM([.D87:.I87])" office:value-type="float" office:value="100">
            <text:p>100.0</text:p>
          </table:table-cell>
          <table:table-cell/>
          <table:table-cell office:value-type="string">
            <text:p>(recall rates)</text:p>
          </table:table-cell>
          <table:table-cell table:number-columns-repeated="3"/>
        </table:table-row>
        <table:table-row table:style-name="ro2">
          <table:table-cell/>
          <table:covered-table-cell table:style-name="ce9"/>
          <table:table-cell table:style-name="ce12" office:value-type="float" office:value="2">
            <text:p>2</text:p>
          </table:table-cell>
          <table:table-cell table:style-name="ce27" table:formula="of:=[.D76]/[.$J$76]*100" office:value-type="float" office:value="1.60427807486631">
            <text:p>1.6</text:p>
          </table:table-cell>
          <table:table-cell table:style-name="ce25" table:formula="of:=[.E76]/[.$J$76]*100" office:value-type="float" office:value="82.8877005347594">
            <text:p>82.9</text:p>
          </table:table-cell>
          <table:table-cell table:style-name="ce27" table:formula="of:=[.F76]/[.$J$76]*100" office:value-type="float" office:value="7.48663101604278">
            <text:p>7.5</text:p>
          </table:table-cell>
          <table:table-cell table:style-name="ce27" table:formula="of:=[.G76]/[.$J$76]*100" office:value-type="float" office:value="3.74331550802139">
            <text:p>3.7</text:p>
          </table:table-cell>
          <table:table-cell table:style-name="ce27" table:formula="of:=[.H76]/[.$J$76]*100" office:value-type="float" office:value="2.67379679144385">
            <text:p>2.7</text:p>
          </table:table-cell>
          <table:table-cell table:style-name="ce27" table:formula="of:=[.I76]/[.$J$76]*100" office:value-type="float" office:value="1.60427807486631">
            <text:p>1.6</text:p>
          </table:table-cell>
          <table:table-cell table:style-name="ce26" table:formula="of:=SUM([.D88:.I88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3">
            <text:p>3</text:p>
          </table:table-cell>
          <table:table-cell table:style-name="ce27" table:formula="of:=[.D77]/[.$J$77]*100" office:value-type="float" office:value="1.60427807486631">
            <text:p>1.6</text:p>
          </table:table-cell>
          <table:table-cell table:style-name="ce27" table:formula="of:=[.E77]/[.$J$77]*100" office:value-type="float" office:value="7.48663101604278">
            <text:p>7.5</text:p>
          </table:table-cell>
          <table:table-cell table:style-name="ce25" table:formula="of:=[.F77]/[.$J$77]*100" office:value-type="float" office:value="72.192513368984">
            <text:p>72.2</text:p>
          </table:table-cell>
          <table:table-cell table:style-name="ce27" table:formula="of:=[.G77]/[.$J$77]*100" office:value-type="float" office:value="7.48663101604278">
            <text:p>7.5</text:p>
          </table:table-cell>
          <table:table-cell table:style-name="ce27" table:formula="of:=[.H77]/[.$J$77]*100" office:value-type="float" office:value="3.74331550802139">
            <text:p>3.7</text:p>
          </table:table-cell>
          <table:table-cell table:style-name="ce27" table:formula="of:=[.I77]/[.$J$77]*100" office:value-type="float" office:value="7.48663101604278">
            <text:p>7.5</text:p>
          </table:table-cell>
          <table:table-cell table:style-name="ce26" table:formula="of:=SUM([.D89:.I89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4">
            <text:p>4</text:p>
          </table:table-cell>
          <table:table-cell table:style-name="ce27" table:formula="of:=[.D78]/[.$J$78]*100" office:value-type="float" office:value="0">
            <text:p>0.0</text:p>
          </table:table-cell>
          <table:table-cell table:style-name="ce27" table:formula="of:=[.E78]/[.$J$78]*100" office:value-type="float" office:value="6.22009569377991">
            <text:p>6.2</text:p>
          </table:table-cell>
          <table:table-cell table:style-name="ce27" table:formula="of:=[.F78]/[.$J$78]*100" office:value-type="float" office:value="5.74162679425837">
            <text:p>5.7</text:p>
          </table:table-cell>
          <table:table-cell table:style-name="ce25" table:formula="of:=[.G78]/[.$J$78]*100" office:value-type="float" office:value="82.2966507177034">
            <text:p>82.3</text:p>
          </table:table-cell>
          <table:table-cell table:style-name="ce27" table:formula="of:=[.H78]/[.$J$78]*100" office:value-type="float" office:value="1.91387559808612">
            <text:p>1.9</text:p>
          </table:table-cell>
          <table:table-cell table:style-name="ce27" table:formula="of:=[.I78]/[.$J$78]*100" office:value-type="float" office:value="3.82775119617225">
            <text:p>3.8</text:p>
          </table:table-cell>
          <table:table-cell table:style-name="ce26" table:formula="of:=SUM([.D90:.I90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5">
            <text:p>5</text:p>
          </table:table-cell>
          <table:table-cell table:style-name="ce27" table:formula="of:=[.D79]/[.$J$79]*100" office:value-type="float" office:value="3.63636363636364">
            <text:p>3.6</text:p>
          </table:table-cell>
          <table:table-cell table:style-name="ce27" table:formula="of:=[.E79]/[.$J$79]*100" office:value-type="float" office:value="10">
            <text:p>10.0</text:p>
          </table:table-cell>
          <table:table-cell table:style-name="ce27" table:formula="of:=[.F79]/[.$J$79]*100" office:value-type="float" office:value="12.7272727272727">
            <text:p>12.7</text:p>
          </table:table-cell>
          <table:table-cell table:style-name="ce27" table:formula="of:=[.G79]/[.$J$79]*100" office:value-type="float" office:value="6.36363636363636">
            <text:p>6.4</text:p>
          </table:table-cell>
          <table:table-cell table:style-name="ce25" table:formula="of:=[.H79]/[.$J$79]*100" office:value-type="float" office:value="53.6363636363636">
            <text:p>53.6</text:p>
          </table:table-cell>
          <table:table-cell table:style-name="ce27" table:formula="of:=[.I79]/[.$J$79]*100" office:value-type="float" office:value="13.6363636363636">
            <text:p>13.6</text:p>
          </table:table-cell>
          <table:table-cell table:style-name="ce26" table:formula="of:=SUM([.D91:.I91])" office:value-type="float" office:value="100">
            <text:p>100.0</text:p>
          </table:table-cell>
          <table:table-cell table:number-columns-repeated="5"/>
        </table:table-row>
        <table:table-row table:style-name="ro2">
          <table:table-cell/>
          <table:covered-table-cell table:style-name="ce10"/>
          <table:table-cell table:style-name="ce12" office:value-type="float" office:value="6">
            <text:p>6</text:p>
          </table:table-cell>
          <table:table-cell table:style-name="ce27" table:formula="of:=[.D80]/[.$J$80]*100" office:value-type="float" office:value="0">
            <text:p>0.0</text:p>
          </table:table-cell>
          <table:table-cell table:style-name="ce27" table:formula="of:=[.E80]/[.$J$80]*100" office:value-type="float" office:value="3.18181818181818">
            <text:p>3.2</text:p>
          </table:table-cell>
          <table:table-cell table:style-name="ce27" table:formula="of:=[.F80]/[.$J$80]*100" office:value-type="float" office:value="5.90909090909091">
            <text:p>5.9</text:p>
          </table:table-cell>
          <table:table-cell table:style-name="ce27" table:formula="of:=[.G80]/[.$J$80]*100" office:value-type="float" office:value="5.90909090909091">
            <text:p>5.9</text:p>
          </table:table-cell>
          <table:table-cell table:style-name="ce27" table:formula="of:=[.H80]/[.$J$80]*100" office:value-type="float" office:value="4.54545454545455">
            <text:p>4.5</text:p>
          </table:table-cell>
          <table:table-cell table:style-name="ce25" table:formula="of:=[.I80]/[.$J$80]*100" office:value-type="float" office:value="80.4545454545455">
            <text:p>80.5</text:p>
          </table:table-cell>
          <table:table-cell table:style-name="ce26" table:formula="of:=SUM([.D92:.I92])" office:value-type="float" office:value="100">
            <text:p>100.0</text:p>
          </table:table-cell>
          <table:table-cell table:number-columns-repeated="5"/>
        </table:table-row>
        <table:table-row table:style-name="ro2" table:number-rows-repeated="4">
          <table:table-cell table:number-columns-repeated="15"/>
        </table:table-row>
        <table:table-row table:style-name="ro2">
          <table:table-cell/>
          <table:table-cell table:style-name="ce2" table:number-columns-repeated="2"/>
          <table:table-cell table:style-name="ce24" office:value-type="string" table:number-columns-spanned="6" table:number-rows-spanned="1">
            <text:p>Predicted Emotions</text:p>
          </table:table-cell>
          <table:covered-table-cell table:number-columns-repeated="4" table:style-name="ce28"/>
          <table:covered-table-cell table:style-name="ce29"/>
          <table:table-cell table:style-name="ce2"/>
          <table:table-cell table:number-columns-repeated="5"/>
        </table:table-row>
        <table:table-row table:style-name="ro2">
          <table:table-cell/>
          <table:table-cell table:style-name="ce3"/>
          <table:table-cell table:style-name="ce14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style-name="ce11" office:value-type="string" table:number-columns-spanned="1" table:number-rows-spanned="6">
            <text:p>Actual Emotions</text:p>
          </table:table-cell>
          <table:table-cell table:style-name="ce12" office:value-type="float" office:value="1">
            <text:p>1</text:p>
          </table:table-cell>
          <table:table-cell table:style-name="ce25" table:formula="of:=[.D75]/[.$D$81]*100" office:value-type="float" office:value="41.1764705882353">
            <text:p>41.2</text:p>
          </table:table-cell>
          <table:table-cell table:style-name="ce27" table:formula="of:=[.E75]/[.$E$81]*100" office:value-type="float" office:value="8.67579908675799">
            <text:p>8.7</text:p>
          </table:table-cell>
          <table:table-cell table:style-name="ce27" table:formula="of:=[.F75]/[.$F$81]*100" office:value-type="float" office:value="11.3207547169811">
            <text:p>11.3</text:p>
          </table:table-cell>
          <table:table-cell table:style-name="ce27" table:formula="of:=[.G75]/[.$G$81]*100" office:value-type="float" office:value="4.91071428571429">
            <text:p>4.9</text:p>
          </table:table-cell>
          <table:table-cell table:style-name="ce27" table:formula="of:=[.H75]/[.$H$81]*100" office:value-type="float" office:value="19.811320754717">
            <text:p>19.8</text:p>
          </table:table-cell>
          <table:table-cell table:style-name="ce27" table:formula="of:=[.I75]/[.$I$81]*100" office:value-type="float" office:value="2.69058295964126">
            <text:p>2.7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2">
            <text:p>2</text:p>
          </table:table-cell>
          <table:table-cell table:style-name="ce27" table:formula="of:=[.D76]/[.$D$81]*100" office:value-type="float" office:value="17.6470588235294">
            <text:p>17.6</text:p>
          </table:table-cell>
          <table:table-cell table:style-name="ce25" table:formula="of:=[.E76]/[.$E$81]*100" office:value-type="float" office:value="70.7762557077626">
            <text:p>70.8</text:p>
          </table:table-cell>
          <table:table-cell table:style-name="ce27" table:formula="of:=[.F76]/[.$F$81]*100" office:value-type="float" office:value="6.60377358490566">
            <text:p>6.6</text:p>
          </table:table-cell>
          <table:table-cell table:style-name="ce27" table:formula="of:=[.G76]/[.$G$81]*100" office:value-type="float" office:value="3.125">
            <text:p>3.1</text:p>
          </table:table-cell>
          <table:table-cell table:style-name="ce27" table:formula="of:=[.H76]/[.$H$81]*100" office:value-type="float" office:value="4.71698113207547">
            <text:p>4.7</text:p>
          </table:table-cell>
          <table:table-cell table:style-name="ce27" table:formula="of:=[.I76]/[.$I$81]*100" office:value-type="float" office:value="1.34529147982063">
            <text:p>1.3</text:p>
          </table:table-cell>
          <table:table-cell table:style-name="ce2"/>
          <table:table-cell/>
          <table:table-cell office:value-type="string">
            <text:p>(precision rates)</text:p>
          </table:table-cell>
          <table:table-cell table:number-columns-repeated="3"/>
        </table:table-row>
        <table:table-row table:style-name="ro2">
          <table:table-cell/>
          <table:covered-table-cell table:style-name="ce9"/>
          <table:table-cell table:style-name="ce12" office:value-type="float" office:value="3">
            <text:p>3</text:p>
          </table:table-cell>
          <table:table-cell table:style-name="ce27" table:formula="of:=[.D77]/[.$D$81]*100" office:value-type="float" office:value="17.6470588235294">
            <text:p>17.6</text:p>
          </table:table-cell>
          <table:table-cell table:style-name="ce27" table:formula="of:=[.E77]/[.$E$81]*100" office:value-type="float" office:value="6.39269406392694">
            <text:p>6.4</text:p>
          </table:table-cell>
          <table:table-cell table:style-name="ce25" table:formula="of:=[.F77]/[.$F$81]*100" office:value-type="float" office:value="63.6792452830189">
            <text:p>63.7</text:p>
          </table:table-cell>
          <table:table-cell table:style-name="ce27" table:formula="of:=[.G77]/[.$G$81]*100" office:value-type="float" office:value="6.25">
            <text:p>6.3</text:p>
          </table:table-cell>
          <table:table-cell table:style-name="ce27" table:formula="of:=[.H77]/[.$H$81]*100" office:value-type="float" office:value="6.60377358490566">
            <text:p>6.6</text:p>
          </table:table-cell>
          <table:table-cell table:style-name="ce27" table:formula="of:=[.I77]/[.$I$81]*100" office:value-type="float" office:value="6.2780269058296">
            <text:p>6.3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4">
            <text:p>4</text:p>
          </table:table-cell>
          <table:table-cell table:style-name="ce27" table:formula="of:=[.D78]/[.$D$81]*100" office:value-type="float" office:value="0">
            <text:p>0.0</text:p>
          </table:table-cell>
          <table:table-cell table:style-name="ce27" table:formula="of:=[.E78]/[.$E$81]*100" office:value-type="float" office:value="5.93607305936073">
            <text:p>5.9</text:p>
          </table:table-cell>
          <table:table-cell table:style-name="ce27" table:formula="of:=[.F78]/[.$F$81]*100" office:value-type="float" office:value="5.66037735849057">
            <text:p>5.7</text:p>
          </table:table-cell>
          <table:table-cell table:style-name="ce25" table:formula="of:=[.G78]/[.$G$81]*100" office:value-type="float" office:value="76.7857142857143">
            <text:p>76.8</text:p>
          </table:table-cell>
          <table:table-cell table:style-name="ce27" table:formula="of:=[.H78]/[.$H$81]*100" office:value-type="float" office:value="3.77358490566038">
            <text:p>3.8</text:p>
          </table:table-cell>
          <table:table-cell table:style-name="ce27" table:formula="of:=[.I78]/[.$I$81]*100" office:value-type="float" office:value="3.58744394618834">
            <text:p>3.6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5">
            <text:p>5</text:p>
          </table:table-cell>
          <table:table-cell table:style-name="ce27" table:formula="of:=[.D79]/[.$D$81]*100" office:value-type="float" office:value="23.5294117647059">
            <text:p>23.5</text:p>
          </table:table-cell>
          <table:table-cell table:style-name="ce27" table:formula="of:=[.E79]/[.$E$81]*100" office:value-type="float" office:value="5.02283105022831">
            <text:p>5.0</text:p>
          </table:table-cell>
          <table:table-cell table:style-name="ce27" table:formula="of:=[.F79]/[.$F$81]*100" office:value-type="float" office:value="6.60377358490566">
            <text:p>6.6</text:p>
          </table:table-cell>
          <table:table-cell table:style-name="ce27" table:formula="of:=[.G79]/[.$G$81]*100" office:value-type="float" office:value="3.125">
            <text:p>3.1</text:p>
          </table:table-cell>
          <table:table-cell table:style-name="ce25" table:formula="of:=[.H79]/[.$H$81]*100" office:value-type="float" office:value="55.6603773584906">
            <text:p>55.7</text:p>
          </table:table-cell>
          <table:table-cell table:style-name="ce27" table:formula="of:=[.I79]/[.$I$81]*100" office:value-type="float" office:value="6.72645739910314">
            <text:p>6.7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covered-table-cell table:style-name="ce9"/>
          <table:table-cell table:style-name="ce12" office:value-type="float" office:value="6">
            <text:p>6</text:p>
          </table:table-cell>
          <table:table-cell table:style-name="ce27" table:formula="of:=[.D80]/[.$D$81]*100" office:value-type="float" office:value="0">
            <text:p>0.0</text:p>
          </table:table-cell>
          <table:table-cell table:style-name="ce27" table:formula="of:=[.E80]/[.$E$81]*100" office:value-type="float" office:value="3.19634703196347">
            <text:p>3.2</text:p>
          </table:table-cell>
          <table:table-cell table:style-name="ce27" table:formula="of:=[.F80]/[.$F$81]*100" office:value-type="float" office:value="6.13207547169811">
            <text:p>6.1</text:p>
          </table:table-cell>
          <table:table-cell table:style-name="ce27" table:formula="of:=[.G80]/[.$G$81]*100" office:value-type="float" office:value="5.80357142857143">
            <text:p>5.8</text:p>
          </table:table-cell>
          <table:table-cell table:style-name="ce27" table:formula="of:=[.H80]/[.$H$81]*100" office:value-type="float" office:value="9.43396226415094">
            <text:p>9.4</text:p>
          </table:table-cell>
          <table:table-cell table:style-name="ce25" table:formula="of:=[.I80]/[.$I$81]*100" office:value-type="float" office:value="79.372197309417">
            <text:p>79.4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style-name="ce2"/>
          <table:table-cell table:style-name="ce12" office:value-type="string">
            <text:p>Total</text:p>
          </table:table-cell>
          <table:table-cell table:style-name="ce26" table:formula="of:=SUM([.D99:.D104])" office:value-type="float" office:value="100">
            <text:p>100.0</text:p>
          </table:table-cell>
          <table:table-cell table:style-name="ce26" table:formula="of:=SUM([.E99:.E104])" office:value-type="float" office:value="100">
            <text:p>100.0</text:p>
          </table:table-cell>
          <table:table-cell table:style-name="ce26" table:formula="of:=SUM([.F99:.F104])" office:value-type="float" office:value="100">
            <text:p>100.0</text:p>
          </table:table-cell>
          <table:table-cell table:style-name="ce26" table:formula="of:=SUM([.G99:.G104])" office:value-type="float" office:value="100">
            <text:p>100.0</text:p>
          </table:table-cell>
          <table:table-cell table:style-name="ce26" table:formula="of:=SUM([.H99:.H104])" office:value-type="float" office:value="100">
            <text:p>100.0</text:p>
          </table:table-cell>
          <table:table-cell table:style-name="ce26" table:formula="of:=SUM([.I99:.I104])" office:value-type="float" office:value="100">
            <text:p>100.0</text:p>
          </table:table-cell>
          <table:table-cell table:number-columns-repeated="6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2"/>
          <table:table-cell table:style-name="ce18" office:value-type="string" table:number-columns-spanned="6" table:number-rows-spanned="1">
            <text:p>Emotions</text:p>
          </table:table-cell>
          <table:covered-table-cell table:number-columns-repeated="5" table:style-name="ce19"/>
          <table:table-cell table:number-columns-repeated="7"/>
        </table:table-row>
        <table:table-row table:style-name="ro2">
          <table:table-cell/>
          <table:table-cell table:style-name="ce2"/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>
            <text:p>Average Recall Rate</text:p>
          </table:table-cell>
          <table:table-cell table:style-name="ce20" office:value-type="float" office:value="8">
            <text:p>8.0</text:p>
          </table:table-cell>
          <table:table-cell table:style-name="ce20" office:value-type="float" office:value="82.9">
            <text:p>82.9</text:p>
          </table:table-cell>
          <table:table-cell table:style-name="ce20" office:value-type="float" office:value="72.2">
            <text:p>72.2</text:p>
          </table:table-cell>
          <table:table-cell table:style-name="ce20" office:value-type="float" office:value="82.3">
            <text:p>82.3</text:p>
          </table:table-cell>
          <table:table-cell table:style-name="ce20" office:value-type="float" office:value="53.6">
            <text:p>53.6</text:p>
          </table:table-cell>
          <table:table-cell table:style-name="ce20" office:value-type="float" office:value="80.5">
            <text:p>80.5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>
            <text:p>Average Precision Rate</text:p>
          </table:table-cell>
          <table:table-cell table:style-name="ce20" office:value-type="float" office:value="41.2">
            <text:p>41.2</text:p>
          </table:table-cell>
          <table:table-cell table:style-name="ce20" office:value-type="float" office:value="70.8">
            <text:p>70.8</text:p>
          </table:table-cell>
          <table:table-cell table:style-name="ce20" office:value-type="float" office:value="63.7">
            <text:p>63.7</text:p>
          </table:table-cell>
          <table:table-cell table:style-name="ce20" office:value-type="float" office:value="76.8">
            <text:p>76.8</text:p>
          </table:table-cell>
          <table:table-cell table:style-name="ce20" office:value-type="float" office:value="55.7">
            <text:p>55.7</text:p>
          </table:table-cell>
          <table:table-cell table:style-name="ce20" office:value-type="float" office:value="79.4">
            <text:p>79.4</text:p>
          </table:table-cell>
          <table:table-cell table:number-columns-repeated="7"/>
        </table:table-row>
        <table:table-row table:style-name="ro2">
          <table:table-cell/>
          <table:table-cell table:style-name="ce12" office:value-type="string">
            <text:p>Average F1 Measure</text:p>
          </table:table-cell>
          <table:table-cell table:style-name="ce20" table:formula="of:=2*[.C110]*[.C111]/([.C110]+[.C111])" office:value-type="float" office:value="13.3983739837398">
            <text:p>13.4</text:p>
          </table:table-cell>
          <table:table-cell table:style-name="ce20" table:formula="of:=2*[.D110]*[.D111]/([.D110]+[.D111])" office:value-type="float" office:value="76.3737150292778">
            <text:p>76.4</text:p>
          </table:table-cell>
          <table:table-cell table:style-name="ce20" table:formula="of:=2*[.E110]*[.E111]/([.E110]+[.E111])" office:value-type="float" office:value="67.6841795437822">
            <text:p>67.7</text:p>
          </table:table-cell>
          <table:table-cell table:style-name="ce20" table:formula="of:=2*[.F110]*[.F111]/([.F110]+[.F111])" office:value-type="float" office:value="79.4549340037712">
            <text:p>79.5</text:p>
          </table:table-cell>
          <table:table-cell table:style-name="ce20" table:formula="of:=2*[.G110]*[.G111]/([.G110]+[.G111])" office:value-type="float" office:value="54.6298261665142">
            <text:p>54.6</text:p>
          </table:table-cell>
          <table:table-cell table:style-name="ce20" table:formula="of:=2*[.H110]*[.H111]/([.H110]+[.H111])" office:value-type="float" office:value="79.9462163852408">
            <text:p>79.9</text:p>
          </table:table-cell>
          <table:table-cell table:number-columns-repeated="7"/>
        </table:table-row>
        <table:table-row table:style-name="ro2" table:number-rows-repeated="104845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na Liu</meta:initial-creator>
    <meta:creation-date>2012-11-21T15:27:45</meta:creation-date>
    <dc:date>2012-11-21T21:29:21</dc:date>
    <dc:creator>Tina Liu</dc:creator>
    <meta:editing-duration>PT4H43M4S</meta:editing-duration>
    <meta:editing-cycles>5</meta:editing-cycles>
    <meta:generator>LibreOffice/3.5$Linux_X86_64 LibreOffice_project/350m1$Build-2</meta:generator>
    <meta:document-statistic meta:table-count="3" meta:cell-count="434" meta:object-count="0"/>
  </office:meta>
</office:document-meta>
</file>